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ableColumn3" style:family="table-column">
      <style:table-column-properties style:column-width="2.0972in"/>
    </style:style>
    <style:style style:name="TableColumn4" style:family="table-column">
      <style:table-column-properties style:column-width="2.0979in"/>
    </style:style>
    <style:style style:name="TableColumn5" style:family="table-column">
      <style:table-column-properties style:column-width="2.0979in"/>
    </style:style>
    <style:style style:name="Table2" style:family="table">
      <style:table-properties style:width="6.293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8" style:parent-style-name="Normal" style:family="paragraph">
      <style:paragraph-properties fo:margin-bottom="0in"/>
    </style:style>
    <style:style style:name="TableCell9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0" style:parent-style-name="Normal" style:family="paragraph">
      <style:paragraph-properties fo:margin-bottom="0in"/>
    </style:style>
    <style:style style:name="TableCell11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2" style:parent-style-name="Normal" style:family="paragraph">
      <style:paragraph-properties fo:margin-bottom="0in"/>
    </style:style>
    <style:style style:name="TableRow13" style:family="table-row">
      <style:table-row-properties/>
    </style:style>
    <style:style style:name="TableCell14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/>
    </style:style>
    <style:style style:name="TableCell16" style:family="table-cell">
      <style:table-cell-properties fo:border="0.0833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/>
    </style:style>
    <style:style style:name="TableCell18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</style:style>
    <style:style style:name="TableRow20" style:family="table-row">
      <style:table-row-properties/>
    </style:style>
    <style:style style:name="TableCell21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</style:style>
    <style:style style:name="TableCell23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24" style:parent-style-name="ListParagraph" style:family="paragraph">
      <style:paragraph-properties fo:margin-bottom="0in"/>
    </style:style>
    <style:style style:name="P25" style:parent-style-name="ListParagraph" style:family="paragraph">
      <style:paragraph-properties fo:margin-bottom="0in"/>
    </style:style>
    <style:style style:name="P26" style:parent-style-name="ListParagraph" style:family="paragraph">
      <style:paragraph-properties fo:margin-bottom="0in"/>
    </style:style>
    <style:style style:name="P27" style:parent-style-name="ListParagraph" style:family="paragraph">
      <style:paragraph-properties fo:margin-bottom="0in"/>
    </style:style>
    <style:style style:name="P28" style:parent-style-name="ListParagraph" style:family="paragraph">
      <style:paragraph-properties fo:margin-bottom="0in"/>
    </style:style>
    <style:style style:name="P29" style:parent-style-name="Normal" style:family="paragraph">
      <style:paragraph-properties fo:margin-bottom="0in"/>
    </style:style>
    <style:style style:name="TableCell30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</style:style>
    <style:style style:name="TableRow32" style:family="table-row">
      <style:table-row-properties/>
    </style:style>
    <style:style style:name="TableCell33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/>
    </style:style>
    <style:style style:name="TableCell35" style:family="table-cell">
      <style:table-cell-properties fo:border="0.0833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</style:style>
    <style:style style:name="TableCell37" style:family="table-cell">
      <style:table-cell-properties fo:border="0.0833in solid #000000" fo:background-color="#CCCCCC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</style:style>
    <style:style style:name="P39" style:parent-style-name="Heading1" style:family="paragraph">
      <style:text-properties style:font-name="Arial Black" fo:font-style="italic" style:font-style-asian="italic" fo:color="#FF0000" fo:font-size="22pt" style:font-size-asian="22pt" style:font-size-complex="22pt"/>
    </style:style>
    <style:style style:name="T40" style:parent-style-name="DefaultParagraphFont" style:family="text">
      <style:text-properties fo:language="de" fo:country="DE"/>
    </style:style>
    <style:style style:name="T41" style:parent-style-name="DefaultParagraphFont" style:family="text">
      <style:text-properties style:font-name="Arial Black" fo:language="de" fo:country="DE"/>
    </style:style>
    <style:style style:name="T42" style:parent-style-name="DefaultParagraphFont" style:family="text">
      <style:text-properties fo:language="de" fo:country="DE"/>
    </style:style>
    <style:style style:name="T43" style:parent-style-name="DefaultParagraphFont" style:family="text">
      <style:text-properties fo:font-weight="bold" style:font-weight-asian="bold" fo:color="#FF0000" fo:font-size="18pt" style:font-size-asian="18pt" fo:language="de" fo:country="DE"/>
    </style:style>
    <style:style style:name="T44" style:parent-style-name="DefaultParagraphFont" style:family="text">
      <style:text-properties fo:language="de" fo:country="DE"/>
    </style:style>
    <style:style style:name="P45" style:parent-style-name="Normal" style:family="paragraph">
      <style:text-properties style:text-underline-type="single" style:text-underline-style="solid" style:text-underline-width="auto" style:text-underline-mode="continuous" fo:language="de" fo:country="DE"/>
    </style:style>
    <style:style style:name="P46" style:parent-style-name="Normal" style:family="paragraph">
      <style:text-properties style:text-underline-type="double" style:text-underline-style="solid" style:text-underline-width="auto" style:text-underline-mode="continuous" fo:language="de" fo:country="DE"/>
    </style:style>
    <style:style style:name="P47" style:parent-style-name="Normal" style:family="paragraph">
      <style:text-properties style:text-underline-type="single" style:text-underline-style="wave" style:text-underline-width="auto" style:text-underline-mode="continuous" fo:language="de" fo:country="DE"/>
    </style:style>
    <style:style style:name="P48" style:parent-style-name="Normal" style:family="paragraph">
      <style:text-properties style:text-line-through-style="solid" style:text-line-through-width="auto" style:text-line-through-color="font-color" style:text-line-through-mode="continuous" style:text-line-through-type="single" fo:language="de" fo:country="DE"/>
    </style:style>
    <style:style style:name="T49" style:parent-style-name="DefaultParagraphFont" style:family="text">
      <style:text-properties style:text-line-through-style="solid" style:text-line-through-width="auto" style:text-line-through-color="font-color" style:text-line-through-mode="continuous" style:text-line-through-type="single" style:text-underline-type="single" style:text-underline-style="wave" style:text-underline-width="auto" style:text-underline-mode="continuous" fo:language="de" fo:country="DE"/>
    </style:style>
  </office:automatic-styles>
  <office:body>
    <office:text text:use-soft-page-breaks="true">
      <text:p text:style-name="P1">P1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C11</text:p>
          </table:table-cell>
          <table:table-cell table:style-name="TableCell9">
            <text:p text:style-name="P10">C21</text:p>
          </table:table-cell>
          <table:table-cell table:style-name="TableCell11">
            <text:p text:style-name="P12">C31</text:p>
          </table:table-cell>
        </table:table-row>
        <table:table-row table:style-name="TableRow13">
          <table:table-cell table:style-name="TableCell14">
            <text:p text:style-name="P15">C12</text:p>
          </table:table-cell>
          <table:table-cell table:style-name="TableCell16">
            <text:p text:style-name="P17">C22</text:p>
          </table:table-cell>
          <table:table-cell table:style-name="TableCell18">
            <text:p text:style-name="P19">C32</text:p>
          </table:table-cell>
        </table:table-row>
        <table:table-row table:style-name="TableRow20">
          <table:table-cell table:style-name="TableCell21">
            <text:p text:style-name="P22">C13</text:p>
          </table:table-cell>
          <table:table-cell table:style-name="TableCell23">
            <text:list text:style-name="LFO1" text:continue-numbering="true">
              <text:list-item>
                <text:p text:style-name="P24">1C23</text:p>
              </text:list-item>
              <text:list-item>
                <text:p text:style-name="P25">2</text:p>
              </text:list-item>
              <text:list-item>
                <text:p text:style-name="P26">3</text:p>
              </text:list-item>
              <text:list-item>
                <text:p text:style-name="P27">4</text:p>
              </text:list-item>
              <text:list-item>
                <text:p text:style-name="P28">5</text:p>
              </text:list-item>
            </text:list>
            <text:p text:style-name="P29">Cell p</text:p>
          </table:table-cell>
          <table:table-cell table:style-name="TableCell30">
            <text:p text:style-name="P31">C33</text:p>
          </table:table-cell>
        </table:table-row>
        <table:table-row table:style-name="TableRow32">
          <table:table-cell table:style-name="TableCell33">
            <text:p text:style-name="P34">C14</text:p>
          </table:table-cell>
          <table:table-cell table:style-name="TableCell35">
            <text:p text:style-name="P36">C24</text:p>
          </table:table-cell>
          <table:table-cell table:style-name="TableCell37">
            <text:p text:style-name="P38">C34</text:p>
          </table:table-cell>
        </table:table-row>
      </table:table>
      <text:p text:style-name="Normal"/>
      <text:p text:style-name="Normal">P3</text:p>
      <text:h text:style-name="P39" text:outline-level="1">Heading1</text:h>
      <text:h text:style-name="Heading2" text:outline-level="2">Heading 2</text:h>
      <text:h text:style-name="Heading3" text:outline-level="3">Heading 3</text:h>
      <text:p text:style-name="Normal"><text:span text:style-name="T40">Es <text:s text:c="2"/></text:span><text:span text:style-name="T41">ka <text:s text:c="2"/>nn</text:span><text:span text:style-name="T42"><text:s/>Nur Ei</text:span><text:span text:style-name="T43">n</text:span><text:span text:style-name="T44">en <text:s text:c="6"/>geben!</text:span></text:p>
      <text:p text:style-name="P45">XXXXXXXX</text:p>
      <text:p text:style-name="P46">YYYYYYYYY</text:p>
      <text:p text:style-name="P47">CCCCCCCCCC</text:p>
      <text:p text:style-name="P48">AAAAAAAAAAAAA</text:p>
      <text:p text:style-name="Normal"><text:span text:style-name="T49">FFFFFFFFFFFF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E74B5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4D78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E74B5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4D78" fo:font-size="12pt" style:font-size-asian="12pt" style:font-size-complex="12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askiewicz, Lukasz</meta:initial-creator>
    <dc:creator>Jaskiewicz, Lukasz</dc:creator>
    <meta:creation-date>2017-08-07T11:50:00Z</meta:creation-date>
    <dc:date>2017-08-29T12:56:00Z</dc:date>
    <meta:template xlink:href="Normal.dotm" xlink:type="simple"/>
    <meta:editing-cycles>17</meta:editing-cycles>
    <meta:editing-duration>PT600S</meta:editing-duration>
    <meta:document-statistic meta:page-count="1" meta:paragraph-count="1" meta:word-count="28" meta:character-count="196" meta:row-count="1" meta:non-whitespace-character-count="169"/>
  </office:meta>
</office:document-meta>
</file>